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cad" officeooo:paragraph-rsid="00129cad"/>
    </style:style>
    <style:style style:name="P2" style:family="paragraph" style:parent-style-name="Table_20_Contents">
      <style:text-properties officeooo:rsid="00129cad" officeooo:paragraph-rsid="00129cad"/>
    </style:style>
    <style:style style:name="P3" style:family="paragraph" style:parent-style-name="Standard">
      <style:text-properties officeooo:rsid="00129cad" officeooo:paragraph-rsid="00129cad"/>
    </style:style>
    <style:style style:name="P4" style:family="paragraph" style:parent-style-name="Standard">
      <style:text-properties officeooo:rsid="0012cbbb" officeooo:paragraph-rsid="0012cbbb"/>
    </style:style>
    <style:style style:name="P5" style:family="paragraph" style:parent-style-name="Standard">
      <style:text-properties fo:font-weight="bold" officeooo:rsid="0012cbbb" officeooo:paragraph-rsid="0012cbbb" style:font-weight-asian="bold" style:font-weight-complex="bold"/>
    </style:style>
    <style:style style:name="P6" style:family="paragraph" style:parent-style-name="Standard">
      <style:text-properties fo:font-weight="bold" officeooo:rsid="00129cad" officeooo:paragraph-rsid="00129cad" style:font-weight-asian="bold" style:font-weight-complex="bold"/>
    </style:style>
    <style:style style:name="P7" style:family="paragraph" style:parent-style-name="Standard">
      <style:text-properties fo:font-weight="normal" officeooo:rsid="0012cbbb" officeooo:paragraph-rsid="0012cbbb" style:font-weight-asian="normal" style:font-weight-complex="normal"/>
    </style:style>
    <style:style style:name="T1" style:family="text">
      <style:text-properties officeooo:rsid="00129cad"/>
    </style:style>
    <style:style style:name="T2" style:family="text">
      <style:text-properties officeooo:rsid="0013635f"/>
    </style:style>
    <style:style style:name="T3" style:family="text">
      <style:text-properties officeooo:rsid="0013b052"/>
    </style:style>
    <style:style style:name="T4" style:family="text">
      <style:text-properties officeooo:rsid="00148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ming </text:p>
      <text:p text:style-name="P5">Test 1</text:p>
      <text:p text:style-name="P4">Distance:0.529m</text:p>
      <text:p text:style-name="P4">Time:1.4317374229431152s</text:p>
      <text:p text:style-name="P4">Speed:0.3695m/s</text:p>
      <text:p text:style-name="P1"/>
      <text:p text:style-name="P5">Test 2</text:p>
      <text:p text:style-name="P7">Distance:0.529m</text:p>
      <text:p text:style-name="P7">Time:1.3559613227844238s</text:p>
      <text:p text:style-name="P7">Speed:0.3901m/s</text:p>
      <text:p text:style-name="P7"/>
      <text:p text:style-name="P5">Test 3</text:p>
      <text:p text:style-name="P7">Distance:0.529m</text:p>
      <text:p text:style-name="P7">Time:1.5018973350524902s</text:p>
      <text:p text:style-name="P7">Speed:0.3522m/s</text:p>
      <text:p text:style-name="P7"/>
      <text:p text:style-name="P5">Test 4</text:p>
      <text:p text:style-name="P7">Distance:0.529m</text:p>
      <text:p text:style-name="P7">Time:1.7840230464935303s</text:p>
      <text:p text:style-name="P7">Speed:0.2965m/s</text:p>
      <text:p text:style-name="P7"/>
      <text:p text:style-name="P5">Test 5</text:p>
      <text:p text:style-name="P1">Distance:0.529m</text:p>
      <text:p text:style-name="P1">Time:1.9344539642333984s</text:p>
      <text:p text:style-name="P1">Speed:0.2735m/s</text:p>
      <text:p text:style-name="P1"/>
      <text:p text:style-name="P6">Stopwatch</text:p>
      <text:p text:style-name="P5">Test 1</text:p>
      <text:p text:style-name="P4">Distance:<text:span text:style-name="T1">69.5cm = 0.695m</text:span></text:p>
      <text:p text:style-name="P4">Time:2.30s</text:p>
      <text:p text:style-name="P4">Speed:0.3022m/s</text:p>
      <text:p text:style-name="P4"/>
      <text:p text:style-name="P5">Test 2</text:p>
      <text:p text:style-name="P4">Distance:<text:span text:style-name="T1">69.5cm = 0.695m</text:span></text:p>
      <text:p text:style-name="P4">Time:<text:span text:style-name="T2">1.90</text:span>s</text:p>
      <text:p text:style-name="P4">Speed:m/s</text:p>
      <text:p text:style-name="P4"/>
      <text:p text:style-name="P5">Test 3</text:p>
      <text:p text:style-name="P4">Distance:<text:span text:style-name="T1">69.5cm = 0.695m</text:span></text:p>
      <text:p text:style-name="P4">Time:<text:span text:style-name="T3">2.02</text:span>s</text:p>
      <text:p text:style-name="P4">Speed:m/s</text:p>
      <text:p text:style-name="P4"/>
      <text:p text:style-name="P5">Test 4</text:p>
      <text:p text:style-name="P4">Distance:<text:span text:style-name="T1">69.5cm = 0.695m</text:span></text:p>
      <text:p text:style-name="P4">Time:<text:span text:style-name="T3">2.51</text:span></text:p>
      <text:p text:style-name="P4">Speed:m/s</text:p>
      <text:p text:style-name="P4"/>
      <text:p text:style-name="P5">Test 5</text:p>
      <text:p text:style-name="P4">Distance:<text:span text:style-name="T1">69.5cm = 0.695m</text:span></text:p>
      <text:p text:style-name="P4">Time:<text:span text:style-name="T4">2.57</text:span>s</text:p>
      <text:p text:style-name="P4">Speed:m/s</text:p>
      <text:p text:style-name="P1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Programming[m/s]</text:p>
          </table:table-cell>
          <table:table-cell table:style-name="Table1.C1" office:value-type="string">
            <text:p text:style-name="P2">Stopwatch[m/s]</text:p>
          </table:table-cell>
        </table:table-row>
        <table:table-row>
          <table:table-cell table:style-name="Table1.A2" office:value-type="string">
            <text:p text:style-name="P2">Test 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st 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st 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st 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st 5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3:44:15.584377375</meta:creation-date>
    <dc:date>2021-01-26T14:01:23.886659065</dc:date>
    <meta:editing-duration>PT13M35S</meta:editing-duration>
    <meta:editing-cycles>4</meta:editing-cycles>
    <meta:generator>LibreOffice/6.1.5.2$Linux_ARM_EABI LibreOffice_project/10$Build-2</meta:generator>
    <meta:document-statistic meta:table-count="1" meta:image-count="0" meta:object-count="0" meta:page-count="2" meta:paragraph-count="50" meta:word-count="75" meta:character-count="636" meta:non-whitespace-character-count="609"/>
  </office:meta>
</office:document-meta>
</file>